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Text_20_body">
      <style:text-properties officeooo:rsid="0539cbe2" officeooo:paragraph-rsid="0539cbe2"/>
    </style:style>
    <style:style style:name="P6" style:family="paragraph" style:parent-style-name="Text_20_body">
      <style:text-properties officeooo:rsid="053bc7de" officeooo:paragraph-rsid="053c4289"/>
    </style:style>
    <style:style style:name="P7" style:family="paragraph" style:parent-style-name="Text_20_body">
      <style:text-properties officeooo:rsid="053faaff" officeooo:paragraph-rsid="053faaff"/>
    </style:style>
    <style:style style:name="P8" style:family="paragraph" style:parent-style-name="Text_20_body">
      <style:text-properties officeooo:rsid="053fe9d1" officeooo:paragraph-rsid="053fe9d1"/>
    </style:style>
    <style:style style:name="P9" style:family="paragraph" style:parent-style-name="Text_20_body">
      <style:text-properties officeooo:rsid="05418f7b" officeooo:paragraph-rsid="05418f7b"/>
    </style:style>
    <style:style style:name="P10" style:family="paragraph" style:parent-style-name="Text_20_body">
      <style:text-properties officeooo:rsid="05435b1e" officeooo:paragraph-rsid="05435b1e"/>
    </style:style>
    <style:style style:name="P11" style:family="paragraph" style:parent-style-name="Text_20_body">
      <style:text-properties officeooo:rsid="0543704d" officeooo:paragraph-rsid="0543704d"/>
    </style:style>
    <style:style style:name="P12" style:family="paragraph" style:parent-style-name="Text_20_body">
      <style:text-properties officeooo:rsid="05445648" officeooo:paragraph-rsid="05445648"/>
    </style:style>
    <style:style style:name="P13" style:family="paragraph" style:parent-style-name="Text_20_body">
      <style:text-properties officeooo:rsid="0545e136" officeooo:paragraph-rsid="0545e136"/>
    </style:style>
    <style:style style:name="P14" style:family="paragraph" style:parent-style-name="Text_20_body">
      <style:text-properties officeooo:paragraph-rsid="05479d76"/>
    </style:style>
    <style:style style:name="P15" style:family="paragraph" style:parent-style-name="Text_20_body">
      <style:text-properties officeooo:rsid="0549698e" officeooo:paragraph-rsid="0549698e"/>
    </style:style>
    <style:style style:name="P16" style:family="paragraph" style:parent-style-name="Text_20_body">
      <style:text-properties officeooo:rsid="054bc6fb" officeooo:paragraph-rsid="054bc6fb"/>
    </style:style>
    <style:style style:name="P17" style:family="paragraph" style:parent-style-name="Text_20_body">
      <style:text-properties officeooo:rsid="054d85ee" officeooo:paragraph-rsid="054d85ee"/>
    </style:style>
    <style:style style:name="P18" style:family="paragraph" style:parent-style-name="Text_20_body">
      <style:text-properties officeooo:rsid="054fbdeb" officeooo:paragraph-rsid="054fbdeb"/>
    </style:style>
    <style:style style:name="P19" style:family="paragraph" style:parent-style-name="Text_20_body">
      <style:text-properties officeooo:rsid="05512578" officeooo:paragraph-rsid="05512578"/>
    </style:style>
    <style:style style:name="P20" style:family="paragraph" style:parent-style-name="Text_20_body">
      <style:text-properties officeooo:rsid="055455cf" officeooo:paragraph-rsid="055455cf"/>
    </style:style>
    <style:style style:name="P21" style:family="paragraph" style:parent-style-name="Text_20_body">
      <style:text-properties officeooo:rsid="05561393" officeooo:paragraph-rsid="05561393"/>
    </style:style>
    <style:style style:name="P22" style:family="paragraph" style:parent-style-name="Text_20_body">
      <style:text-properties officeooo:rsid="05574ee6" officeooo:paragraph-rsid="05574ee6"/>
    </style:style>
    <style:style style:name="P23" style:family="paragraph" style:parent-style-name="Text_20_body">
      <style:text-properties officeooo:rsid="05582fbb" officeooo:paragraph-rsid="05582fbb"/>
    </style:style>
    <style:style style:name="P24" style:family="paragraph" style:parent-style-name="Text_20_body">
      <style:text-properties officeooo:rsid="055c25a3" officeooo:paragraph-rsid="055c25a3"/>
    </style:style>
    <style:style style:name="P25" style:family="paragraph" style:parent-style-name="Text_20_body">
      <style:text-properties officeooo:rsid="055d1d03" officeooo:paragraph-rsid="055d1d03"/>
    </style:style>
    <style:style style:name="P26" style:family="paragraph" style:parent-style-name="Text_20_body">
      <style:text-properties officeooo:rsid="053e0fd9" officeooo:paragraph-rsid="053e1770"/>
    </style:style>
    <style:style style:name="P27" style:family="paragraph" style:parent-style-name="Text_20_body">
      <style:text-properties officeooo:rsid="0560542d" officeooo:paragraph-rsid="0560542d"/>
    </style:style>
    <style:style style:name="P28" style:family="paragraph" style:parent-style-name="Text_20_body">
      <style:text-properties officeooo:rsid="0562acd3" officeooo:paragraph-rsid="0562acd3"/>
    </style:style>
    <style:style style:name="P29" style:family="paragraph" style:parent-style-name="Text_20_body">
      <style:text-properties officeooo:rsid="05644a20" officeooo:paragraph-rsid="05644a20"/>
    </style:style>
    <style:style style:name="P30" style:family="paragraph" style:parent-style-name="Text_20_body">
      <style:text-properties officeooo:rsid="0564ef0e" officeooo:paragraph-rsid="0564ef0e"/>
    </style:style>
    <style:style style:name="P31" style:family="paragraph" style:parent-style-name="Text_20_body">
      <style:text-properties officeooo:rsid="056653d8" officeooo:paragraph-rsid="056a565a"/>
    </style:style>
    <style:style style:name="P32" style:family="paragraph" style:parent-style-name="Text_20_body">
      <style:text-properties officeooo:rsid="057bc263" officeooo:paragraph-rsid="057bc263"/>
    </style:style>
    <style:style style:name="P33" style:family="paragraph" style:parent-style-name="Text_20_body">
      <style:text-properties officeooo:rsid="0589c0b2" officeooo:paragraph-rsid="0589c0b2"/>
    </style:style>
    <style:style style:name="P34" style:family="paragraph" style:parent-style-name="Text_20_body">
      <style:text-properties officeooo:rsid="059b994a" officeooo:paragraph-rsid="059b994a"/>
    </style:style>
    <style:style style:name="P35" style:family="paragraph" style:parent-style-name="Text_20_body">
      <style:text-properties officeooo:rsid="055df1d6" officeooo:paragraph-rsid="05a08b0b"/>
    </style:style>
    <style:style style:name="P36" style:family="paragraph" style:parent-style-name="Text_20_body">
      <style:text-properties officeooo:rsid="059efc30" officeooo:paragraph-rsid="059efc30"/>
    </style:style>
    <style:style style:name="P37" style:family="paragraph" style:parent-style-name="Text_20_body">
      <style:text-properties officeooo:rsid="05a08b0b" officeooo:paragraph-rsid="05a08b0b"/>
    </style:style>
    <style:style style:name="P38" style:family="paragraph" style:parent-style-name="Text_20_body">
      <style:text-properties officeooo:rsid="0590365e" officeooo:paragraph-rsid="05a08b0b"/>
    </style:style>
    <style:style style:name="P39" style:family="paragraph" style:parent-style-name="Text_20_body">
      <style:text-properties officeooo:rsid="058cb8aa" officeooo:paragraph-rsid="057d95a6"/>
    </style:style>
    <style:style style:name="P40" style:family="paragraph" style:parent-style-name="Text_20_body">
      <style:text-properties officeooo:rsid="058affa8" officeooo:paragraph-rsid="058affa8"/>
    </style:style>
    <style:style style:name="P41" style:family="paragraph" style:parent-style-name="Text_20_body">
      <style:text-properties officeooo:rsid="05a3af5a" officeooo:paragraph-rsid="05a3af5a"/>
    </style:style>
    <style:style style:name="P42" style:family="paragraph" style:parent-style-name="Heading_20_2">
      <style:text-properties officeooo:paragraph-rsid="05195e16"/>
    </style:style>
    <style:style style:name="P43" style:family="paragraph" style:parent-style-name="Heading_20_2">
      <style:text-properties officeooo:rsid="05626dc0" officeooo:paragraph-rsid="05626dc0"/>
    </style:style>
    <style:style style:name="P44" style:family="paragraph" style:parent-style-name="Heading_20_3">
      <style:text-properties officeooo:rsid="055df1d6" officeooo:paragraph-rsid="055df1d6"/>
    </style:style>
    <style:style style:name="P45" style:family="paragraph" style:parent-style-name="Text_20_body">
      <style:paragraph-properties fo:text-align="end" style:justify-single-word="false" style:writing-mode="rl-tb"/>
      <style:text-properties officeooo:rsid="056653d8" officeooo:paragraph-rsid="056653d8"/>
    </style:style>
    <style:style style:name="P46" style:family="paragraph" style:parent-style-name="Heading_20_3">
      <style:paragraph-properties fo:text-align="end" style:justify-single-word="false" style:writing-mode="rl-tb"/>
      <style:text-properties fo:color="#000000" officeooo:rsid="059ba6ea" officeooo:paragraph-rsid="0589c0b2" fo:background-color="#ffffff"/>
    </style:style>
    <style:style style:name="P47" style:family="paragraph" style:parent-style-name="Heading_20_3">
      <style:paragraph-properties fo:text-align="end" style:justify-single-word="false" style:writing-mode="rl-tb"/>
      <style:text-properties fo:color="#000000" style:font-name="Droid Sans Mono" fo:font-size="10.5pt" fo:font-weight="normal" officeooo:rsid="0589c0b2" officeooo:paragraph-rsid="0589c0b2" fo:background-color="#ffffff"/>
    </style:style>
    <style:style style:name="P48"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49"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6a565a" fo:background-color="#ffffff"/>
    </style:style>
    <style:style style:name="P50"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51" style:family="paragraph" style:parent-style-name="Standard">
      <style:paragraph-properties style:line-height-at-least="0.198in" fo:text-align="start" style:justify-single-word="false" style:writing-mode="lr-tb"/>
      <style:text-properties fo:color="#000000" fo:background-color="#ffffff"/>
    </style:style>
    <style:style style:name="P52"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53"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54" style:family="paragraph" style:parent-style-name="Standard">
      <style:paragraph-properties fo:text-align="start" style:justify-single-word="false" style:writing-mode="lr-tb"/>
      <style:text-properties officeooo:rsid="056653d8" officeooo:paragraph-rsid="056653d8"/>
    </style:style>
    <style:style style:name="P55" style:family="paragraph" style:parent-style-name="Text_20_body" style:list-style-name="L1">
      <style:text-properties officeooo:rsid="05418f7b" officeooo:paragraph-rsid="05418f7b"/>
    </style:style>
    <style:style style:name="P56" style:family="paragraph" style:parent-style-name="Text_20_body" style:list-style-name="L2">
      <style:text-properties officeooo:rsid="0543704d" officeooo:paragraph-rsid="0543704d"/>
    </style:style>
    <style:style style:name="P57" style:family="paragraph" style:parent-style-name="Text_20_body" style:list-style-name="L3">
      <style:text-properties officeooo:rsid="05479d76" officeooo:paragraph-rsid="05479d76"/>
    </style:style>
    <style:style style:name="P58" style:family="paragraph" style:parent-style-name="Text_20_body" style:list-style-name="L4">
      <style:text-properties officeooo:rsid="0549698e" officeooo:paragraph-rsid="0549698e"/>
    </style:style>
    <style:style style:name="P59" style:family="paragraph" style:parent-style-name="Text_20_body" style:list-style-name="L5">
      <style:text-properties officeooo:rsid="054d85ee" officeooo:paragraph-rsid="054d85ee"/>
    </style:style>
    <style:style style:name="P60" style:family="paragraph" style:parent-style-name="Text_20_body" style:list-style-name="L6">
      <style:text-properties officeooo:rsid="054fbdeb" officeooo:paragraph-rsid="054fbdeb"/>
    </style:style>
    <style:style style:name="P61" style:family="paragraph" style:parent-style-name="Text_20_body" style:list-style-name="L6">
      <style:text-properties officeooo:rsid="0550a94b" officeooo:paragraph-rsid="0550a94b"/>
    </style:style>
    <style:style style:name="P62" style:family="paragraph" style:parent-style-name="Text_20_body" style:list-style-name="L7">
      <style:text-properties officeooo:rsid="05512578" officeooo:paragraph-rsid="05512578"/>
    </style:style>
    <style:style style:name="P63" style:family="paragraph" style:parent-style-name="Text_20_body" style:list-style-name="L7">
      <style:text-properties officeooo:rsid="055455cf" officeooo:paragraph-rsid="055455cf"/>
    </style:style>
    <style:style style:name="P64" style:family="paragraph" style:parent-style-name="Text_20_body" style:list-style-name="L8">
      <style:text-properties officeooo:rsid="055c6a31" officeooo:paragraph-rsid="055c6a31"/>
    </style:style>
    <style:style style:name="P65" style:family="paragraph" style:parent-style-name="Text_20_body" style:list-style-name="L8">
      <style:text-properties officeooo:rsid="055cdfec" officeooo:paragraph-rsid="055cdfec"/>
    </style:style>
    <style:style style:name="P66" style:family="paragraph" style:parent-style-name="Text_20_body" style:list-style-name="L9">
      <style:text-properties officeooo:rsid="0560eb4f" officeooo:paragraph-rsid="0560eb4f"/>
    </style:style>
    <style:style style:name="P67" style:family="paragraph" style:parent-style-name="Text_20_body" style:list-style-name="L9">
      <style:text-properties officeooo:rsid="05614f11" officeooo:paragraph-rsid="05614f11"/>
    </style:style>
    <style:style style:name="P68" style:family="paragraph" style:parent-style-name="Text_20_body" style:list-style-name="L9">
      <style:text-properties officeooo:rsid="056205ee" officeooo:paragraph-rsid="056205ee"/>
    </style:style>
    <style:style style:name="P69" style:family="paragraph" style:parent-style-name="Text_20_body" style:list-style-name="L10">
      <style:text-properties officeooo:paragraph-rsid="05195e16"/>
    </style:style>
    <style:style style:name="P70" style:family="paragraph" style:parent-style-name="Text_20_body" style:list-style-name="L10">
      <style:text-properties officeooo:rsid="051bc9a6" officeooo:paragraph-rsid="05195e16"/>
    </style:style>
    <style:style style:name="P71" style:family="paragraph" style:parent-style-name="Text_20_body" style:list-style-name="L10">
      <style:text-properties officeooo:rsid="0546e624" officeooo:paragraph-rsid="058cb8aa"/>
    </style:style>
    <style:style style:name="P72" style:family="paragraph" style:parent-style-name="Text_20_body" style:list-style-name="L10">
      <style:text-properties officeooo:rsid="058cb8aa" officeooo:paragraph-rsid="058cb8aa"/>
    </style:style>
    <style:style style:name="P73" style:family="paragraph" style:parent-style-name="Text_20_body" style:list-style-name="L10">
      <style:text-properties officeooo:rsid="05a4e49e" officeooo:paragraph-rsid="05a4e49e"/>
    </style:style>
    <style:style style:name="P74" style:family="paragraph" style:parent-style-name="Heading_20_1">
      <style:text-properties officeooo:rsid="0539cbe2" officeooo:paragraph-rsid="0539cbe2"/>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weight="normal" officeooo:rsid="058cb8aa" style:font-weight-asian="normal" style:font-weight-complex="normal"/>
    </style:style>
    <style:style style:name="T21" style:family="text">
      <style:text-properties style:font-name="Droid Sans Mono" fo:font-size="10.5pt" fo:font-weight="normal"/>
    </style:style>
    <style:style style:name="T22" style:family="text">
      <style:text-properties style:font-name="Droid Sans Mono" fo:font-size="10.5pt" fo:font-weight="normal" officeooo:rsid="056a565a"/>
    </style:style>
    <style:style style:name="T23" style:family="text">
      <style:text-properties fo:color="#000000" style:font-name="Droid Sans Mono" fo:font-size="10.5pt" fo:font-weight="normal" fo:background-color="#ffffff" loext:char-shading-value="0"/>
    </style:style>
    <style:style style:name="T24" style:family="text">
      <style:text-properties fo:color="#000000" style:font-name="Droid Sans Mono" fo:font-size="10.5pt" fo:font-weight="normal" officeooo:rsid="056a565a" fo:background-color="#ffffff" loext:char-shading-value="0"/>
    </style:style>
    <style:style style:name="T25" style:family="text">
      <style:text-properties fo:color="#0000ff"/>
    </style:style>
    <style:style style:name="T26" style:family="text">
      <style:text-properties fo:color="#0000ff" style:font-name="Droid Sans Mono" fo:font-size="10.5pt" fo:font-weight="normal"/>
    </style:style>
    <style:style style:name="T27" style:family="text">
      <style:text-properties fo:color="#0000ff" style:font-name="Droid Sans Mono" fo:font-size="10.5pt" fo:font-weight="normal" fo:background-color="#ffffff" loext:char-shading-value="0"/>
    </style:style>
    <style:style style:name="T28" style:family="text">
      <style:text-properties officeooo:rsid="056a565a"/>
    </style:style>
    <style:style style:name="T29" style:family="text">
      <style:text-properties style:font-name="Courier New" fo:font-size="12pt" fo:font-weight="normal" officeooo:rsid="057bc263" style:font-size-asian="12pt" style:font-weight-asian="normal" style:font-size-complex="12pt" style:font-weight-complex="normal"/>
    </style:style>
    <style:style style:name="T30" style:family="text">
      <style:text-properties officeooo:rsid="058edc28"/>
    </style:style>
    <style:style style:name="T31" style:family="text">
      <style:text-properties officeooo:rsid="0590365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1">הספריה הסטנדרטית</text:h>
      <text:p text:style-name="P5">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6">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26">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7">"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8">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8">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9">בתיעוד של הספריה התקנית, מוגדרים כמה מושגים:</text:p>
      <text:list xml:id="list2238591362" text:style-name="L1">
        <text:list-item>
          <text:p text:style-name="P55">LessThanComparable - מכילים אופרטור "קטן מ-".</text:p>
        </text:list-item>
        <text:list-item>
          <text:p text:style-name="P55">EqualityComparable - מכילים אופרטור "=="</text:p>
        </text:list-item>
        <text:list-item>
          <text:p text:style-name="P55">Assignable - מכילים בנאי מעתיק ואופרטור השמה (כברירת מחדל כל הסוגים הם כאלה, אלא-אם-כן מחקנו להם את הבנאי המעתיק ו/או את אופרטור ההשמה, או שהפכנו אותם לפרטיים).</text:p>
        </text:list-item>
      </text:list>
      <text:p text:style-name="P10">אפשר גם להגדיר "עידון" (refinement) של מושגים: מושג ב מעדן מושג א, אם אוסף הדרישות של ב מכיל את אוסף הדרישות של א.</text:p>
      <text:p text:style-name="P10">זה דומה לירושה בין ממשקים בג'אבה, אבל צריך לזכור ש"מושג" ו"עידון" נמצאים (כרגע) בתיעוד בלבד - הם לא נמצאים בשפה עצמה (ייתכן שיתווספו לשפה בתקן 2020). </text:p>
      <text:p text:style-name="Heading_20_2">רכיבי הספריה התקנית</text:p>
      <text:p text:style-name="P11">הרכיבים העיקריים של הספריה התקנית הם: מיכלים, איטרטורים, אלגוריתמים, פונקטורים, מתאמים, זרמים ומחרוזות.</text:p>
      <text:p text:style-name="P11">מיכלים, איטרטורים ואלגוריתמים קשורים זה לזה באופן הבא:</text:p>
      <text:list xml:id="list2072287372" text:style-name="L2">
        <text:list-item>
          <text:p text:style-name="P56">כל <text:span text:style-name="T6">מיכל</text:span> מגדיר <text:span text:style-name="T6">איטרטורים </text:span>המאפשרים לעבור על כל הפריטים במיכל.</text:p>
        </text:list-item>
        <text:list-item>
          <text:p text:style-name="P56">כל <text:span text:style-name="T6">אלגוריתם </text:span>מקבל כקלט <text:span text:style-name="T6">איטרטורים </text:span>המגדירים את התחום שבו האלגוריתם צריך לעבוד.</text:p>
        </text:list-item>
      </text:list>
      <text:p text:style-name="P12">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3">לעומת זאת, בשיטת האיטרטורים אנחנו צריכים לממש כל אלגוריתם פעם אחת, ולממש איטרטורים לכל מיכל, סה"כ O(m+n) עבודה.</text:p>
      <text:p text:style-name="Heading_20_2">מיכלים</text:p>
      <text:p text:style-name="P14"><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832002920" text:style-name="L3">
        <text:list-item>
          <text:p text:style-name="P57">אפשר להכניס למיכל רק עצם המשתייך למושג Assignable - כלומר יש לו אופרטור השמה ובנאי מעתיק.</text:p>
        </text:list-item>
        <text:list-item>
          <text:p text:style-name="P57">בכל פעם שמכניסים עצם למיכל, נבנה עצם חדש; בכל פעם שמפרקים מיכל, מתפרקים כל העצמים הנמצאים בו.</text:p>
        </text:list-item>
      </text:list>
      <text:p text:style-name="P15">יש שני סוגים עיקריים של מיכלים:</text:p>
      <text:list xml:id="list2498503260" text:style-name="L4">
        <text:list-item>
          <text:p text:style-name="P58">סדרתיים - וקטור, רשימה... <text:span text:style-name="T10">- </text:span>שומרים פריטים לפי סדר <text:span text:style-name="T10">ההכנסה שלהם</text:span></text:p>
        </text:list-item>
        <text:list-item>
          <text:p text:style-name="P58">אסוציאטיביים - <text:span text:style-name="T10">קבוצה, מפה... - שומרים פריטים לפי הסדר הטבעי שלהם (המוגדר ע"י אופרטור קטן מ-).</text:span></text:p>
        </text:list-item>
      </text:list>
      <text:p text:style-name="P32">ניתן לראות טבלת השוואה מפורטת בין כל המיכלים באתר http://www.cplusplus.com/reference/stl/</text:p>
      <text:p text:style-name="P16"/>
      <text:p text:style-name="Heading_20_2">מיכלים סדרתיים</text:p>
      <text:p text:style-name="P17">המיכלים הסדרתיים נבדלים בסיבוכיות הזמן הנדרשת לביצוע פעולות שונות:</text:p>
      <text:list xml:id="list757750104" text:style-name="L5">
        <text:list-item>
          <text:p text:style-name="P59">list - רשימה מקושרת - זמן הכנסה בהתחלה/אמצע/סוף הוא קבוע (אם יש לנו איטרטור מתאים), אבל זמן הגישה לאיבר באמצע הרשימה הוא ליניארי.</text:p>
        </text:list-item>
        <text:list-item>
          <text:p text:style-name="P59">vector - וקטור - זמן הכנסה בהתחלה/אמצע הוא ליניארי, <text:span text:style-name="T11">זמן הכנסה בסוף קבוע בממוצע, ו</text:span>זמן הגישה לאיבר באמצע הוא קבוע.</text:p>
        </text:list-item>
        <text:list-item>
          <text:p text:style-name="P59">deque - תור דו-כיווני - זמן הכנסה בהתחלה/סוף קבוע, וגם זמן הגישה לאיבר באמצע הוא קבוע, אבל פחות יעיל מוקטור.</text:p>
        </text:list-item>
      </text:list>
      <text:p text:style-name="Heading_20_3">וקטור</text:p>
      <text:p text:style-name="P18">וקטור - vector&lt;T&gt; - ממומש כבלוק רציף של עצמים מסוג T. הבלוק גדל בצורה דינמית כשמוסיפים לו עצמים. יש שתי שיטות להוסיף עצם לסוף של וקטור:</text:p>
      <text:list xml:id="list2209684201" text:style-name="L6">
        <text:list-item>
          <text:p text:style-name="P60">push_back - מקבלת עצם מסוג T ומעתיקה אותו לתא חדש בסוף הוקטור, ע"י שימוש בבנאי מעתיק.</text:p>
        </text:list-item>
        <text:list-item>
          <text:p text:style-name="P61">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text:p>
        </text:list-item>
      </text:list>
      <text:p text:style-name="P19">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379205767" text:style-name="L7">
        <text:list-item>
          <text:p text:style-name="P62">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63">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20">מקובל להגדיל את הקיבולת פי 2 בכל פעם; אפשר להוכיח שבמצב זה, הזמן הדרוש להכניס n עצמים הוא בערך 2n, כלומר הזמן הממוצע להכנסת עצם אחד הוא קבוע.</text:p>
      <text:p text:style-name="P21">שימו לב: העצמים מ-0 עד גודל-1 הם מאותחלים, אבל העצמים מגודל עד קיבולת-1 הם לא מאותחלים. אמנם הם שמורים עבור הוקטור, אבל הערך שלהם לא מוגדר.</text:p>
      <text:p text:style-name="P22">כדי לגשת לעצמים בוקטןר, אפשר באופרטור [] או בשיטה at. אופרטור [] לא בודק שהאינדקס קטן מהגודל; השיטה at כן בודקת.</text:p>
      <text:p text:style-name="P23"><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גודל-1 מאותחלים ע"י הפעלת הבנאי בלי פרמטרים. </text:p>
      <text:p text:style-name="P23">אם מעבירים פרמטר שני, הוא משמש לאיתחול כל העצמים בין 0 ל גודל-1.<text:span text:style-name="T13"> <text:s text:c="2"/>אפשר גם לאתחל כל עצם בוקטור עם פרמטרים אחרים, ע"י שימוש בסוגריים מסולסלים.</text:span></text:p>
      <text:p text:style-name="P24"><text:span text:style-name="T6">סוגים קשורים לוקטור</text:span>: <text:s/><text:span text:style-name="T14">לכל וקטור יש כמה טיפוסים הקשורים אליו, ואפשר לגשת אליהם בעזרת "ארבע נקודות" - ::</text:span></text:p>
      <text:list xml:id="list1113545028" text:style-name="L8">
        <text:list-item>
          <text:p text:style-name="P64">value_type - הסוג של כל אחד מהעצמים בוקטור (שווה לסוג T המועבר כפרמטר לוקטור.).</text:p>
        </text:list-item>
        <text:list-item>
          <text:p text:style-name="P64">reference - רפרנס לעצם בוקטור (שווה ל T&amp;).</text:p>
        </text:list-item>
        <text:list-item>
          <text:p text:style-name="P64">const_reference - רפרנס לעצם קבוע (שווה ל const T&amp;).</text:p>
        </text:list-item>
        <text:list-item>
          <text:p text:style-name="P65">iterator - איטרטור על הוקטור.</text:p>
        </text:list-item>
      </text:list>
      <text:p text:style-name="P25"><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44">תור דו-כיווני </text:p>
      <text:p text:style-name="P35">תור דו-כיווני - deque - מאפשר להכניס עצמים גם בהתחלה וגם בסוף בצורה יחסית יעילה. איך הוא עושה את זה? <text:span text:style-name="T31">יש כמה מימושים, אחד המימושים הוא: וקטור של וקטורים. הוקטור הראשי מכיל פוינטרים לוקטורים המשניים, ושומר מקום פנוי גם בהתחלה וגם בסוף. </text:span></text:p>
      <text:p text:style-name="P38">הגישה היא בזמן קבוע - הולכים לוקטור הראשי, משם לוקטור המשני המתאים, ושם מוצאים את הפריט בזמן קבוע. <text:s text:c="2"/></text:p>
      <text:p text:style-name="P37">הוספה בהתחלה או בסוף - בזמן קבוע אם יש מקום בוקטור המשני הראשון או האחרון. אם אין מקום - אז צריך ליצור בלוק ראשון/אחרון חדש, ולהוסיף פוינטר לוקטור הזה בהתחלה/בסוף של הוקטור הראשי. זה עלול לדרוש מאיתנו להעתיק את הוקטור הראשי, אבל אין צורך להעתיק את הוקטורים המשניים - כך אפשר ליצור deque גם של פריטים בלי בנאי מעתיק או אופרטור השמה.</text:p>
      <text:p text:style-name="P36"/>
      <text:p text:style-name="P43">מיכלים <text:span text:style-name="T15">אסוציאטיביים</text:span></text:p>
      <text:p text:style-name="P27">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3957576727" text:style-name="L9">
        <text:list-item>
          <text:p text:style-name="P66">set - קבוצה - מכילה רק מפתחות; כל מפתח פעם אחת בלבד.</text:p>
        </text:list-item>
        <text:list-item>
          <text:p text:style-name="P66">map - מפה - מתאימה מפתחות לערכים; כל מפתח פעם אחת בלבד (עם ערך אחד בלבד).</text:p>
        </text:list-item>
        <text:list-item>
          <text:p text:style-name="P67">multiset, multimap - כנ"ל, רק שכל מפתח יכול להופיע כמה פעמים.</text:p>
          <text:p text:style-name="P68"><text:span text:style-name="T18">(חידה: נניח שיש לכם set,map. איך תממשו multiset,multimap?)</text:span>.</text:p>
        </text:list-item>
      </text:list>
      <text:p text:style-name="Heading_20_3">מיכלים אסוציאטיביים מסודרים</text:p>
      <text:p text:style-name="P28">ניתן להגדיר <text:span text:style-name="T6">סדר </text:span>על המפתחות במיכל אסוציאטיבי. כברירת מחדל, מיכל אסוציאטיבי מסודר משתמש באופרטור "קטן מ-".</text:p>
      <text:p text:style-name="P29">ניתן להגדיר סדר שונה. לשם כך צריך להשתמש באובייקטים המציינים פונקציות - בהרצאות קודמות קראנו להם "פונקטורים".</text:p>
      <text:p text:style-name="P30">"פונקטור" הוא כל עצם שאפשר להשתמש כמו כמו שמשתמשים בפונקציה. בפרט: מצביע לפונקציה, עצם ממחלקה עם אופרטור סוגריים (), או ביטוי למדא.</text:p>
      <text:p text:style-name="P31">כדי ליצור מיכל אסוציאטיבי <text:span text:style-name="T28">ע</text:span>ם סדר שונה מהרגיל, מעבירים את המחלקה של הפונקטור המתאים כפרמטר לתבנית. למשל<text:span text:style-name="T28">, עבור סידור מספרים בסדר יורד אפשר להגדיר את המחלקה:</text:span></text:p>
      <text:p text:style-name="P52"><text:span text:style-name="T25">struct</text:span> SederYored {</text:p>
      <text:p text:style-name="P51">    <text:span text:style-name="T26">bool</text:span><text:span text:style-name="T21"> </text:span><text:span text:style-name="T26">operator</text:span><text:span text:style-name="T21">()(</text:span><text:span text:style-name="T26">int</text:span><text:span text:style-name="T21"> x, </text:span><text:span text:style-name="T26">int</text:span><text:span text:style-name="T21"> y) {</text:span><text:span text:style-name="T26">return</text:span><text:span text:style-name="T21"> x&gt;y;}</text:span></text:p>
      <text:p text:style-name="P52">};</text:p>
      <text:p text:style-name="P48">ואז בתוכנית הראשית לכתוב:</text:p>
      <text:p text:style-name="P53">set&lt;int, SederYored&gt; s1;</text:p>
      <text:p text:style-name="P48">המספרים שנכניס ל-s1 יהיו מסודרים לפי אופרטור-סוגריים של המחלקה SederYored.</text:p>
      <text:p text:style-name="P48"/>
      <text:p text:style-name="P48">בספריה התקנית כבר הגדירו מחלקות עם אופרטור-סוגריים מתאים, המתאימות לכל מחלקה שיש לה אופרטור-קטן-מ או אופרטור-גדול-מ. למשל, השורה:</text:p>
      <text:p text:style-name="P54"><text:span text:style-name="T24">s</text:span><text:span text:style-name="T23">et&lt;</text:span><text:span text:style-name="T27">int</text:span><text:span text:style-name="T23">,less&lt;</text:span><text:span text:style-name="T27">int</text:span><text:span text:style-name="T23">&gt;&gt; s1;</text:span></text:p>
      <text:p text:style-name="P49">יוצרת קבוצה שבה הפריטים מסודרים מהקטן לגדול (לפי אופרטור קטן-מ שלהם), והשורה:</text:p>
      <text:p text:style-name="P51"><text:span text:style-name="T22">s</text:span><text:span text:style-name="T21">et&lt;</text:span><text:span text:style-name="T26">int</text:span><text:span text:style-name="T21">,greater&lt;</text:span><text:span text:style-name="T26">int</text:span><text:span text:style-name="T21">&gt;&gt; s1;</text:span></text:p>
      <text:p text:style-name="P49">יוצרת קבוצה שבה הפריטים מסודרים מהגדול לקטן (לפי אופרטור גדול-מ שלהם).</text:p>
      <text:p text:style-name="P49"/>
      <text:p text:style-name="P45">ברירת המחדל היא <text:span text:style-name="T28">היא less&lt;T&gt;, למשל אם כותבים:</text:span></text:p>
      <text:p text:style-name="P50"><text:span text:style-name="T21">set&lt;</text:span><text:span text:style-name="T26">int</text:span><text:span text:style-name="T21">&gt; s1;</text:span></text:p>
      <text:p text:style-name="P49">זה כמו לכתוב set&lt;int,less&lt;int&gt;&gt;.</text:p>
      <text:p text:style-name="P49"/>
      <text:p text:style-name="P49"/>
      <text:p text:style-name="P47">הכנסת פריטים למפה</text:p>
      <text:p text:style-name="P33">למפה יש אופרטור סוגריים מרובעים המשמש לקריאה וכתיבה של נתונים המתאימים למפתחות. <text:s/>במפה האופרטור הזה משמש גם כדי להוסיף מפתחות חדשים. למשל, אם כותבים m["a"] והמפתח "a" עדיין לא קיים - הוא ייווצר (זה בניגוד לוקטור שם גישה לאינדקס שאינו קיים לא יוצרת שום דבר חדש).</text:p>
      <text:p text:style-name="P40">ראו בתיעוד של map באתר cplusplus.com.</text:p>
      <text:p text:style-name="P40"/>
      <text:p text:style-name="P41">למדנו על מיכלים; בשבוע הבא נלמד על שני הרכיבים המשלימים - איטרטורים ואלגוריתמים.</text:p>
      <text:p text:style-name="P46"/>
      <text:p text:style-name="P42">מקורות</text:p>
      <text:list xml:id="list2816496037" text:style-name="L10">
        <text:list-item>
          <text:p text:style-name="P69">מצג<text:span text:style-name="T2">ו</text:span>ת של<text:span text:style-name="T1"> </text:span>אופיר פלא.</text:p>
        </text:list-item>
        <text:list-item>
          <text:p text:style-name="P70">Peter Gottschling, "Discovering Modern C++", chapter <text:span text:style-name="T3">4</text:span>.</text:p>
        </text:list-item>
        <text:list-item>
          <text:p text:style-name="P71"><text:span text:style-name="T19">תיעוד הספריה התקנית</text:span><text:span text:style-name="T20">: </text:span><text:span text:style-name="T29">http://www.cplusplus.com/reference/stl</text:span>.</text:p>
        </text:list-item>
        <text:list-item>
          <text:p text:style-name="P72">השווא<text:span text:style-name="T30">ת ביצועים</text:span> בין deque לבין וקטור: https://www.codeproject.com/Articles/5425/An-In-Depth-Study-of-the-STL-Deque-Container</text:p>
        </text:list-item>
        <text:list-item>
          <text:p text:style-name="P73">על טעויות נפוצות במפות ומבני-נתונים נוספים (מפי מהנדס בכיר בפייסבוק): https://www.youtube.com/watch?v=lkgszkPnV8g</text:p>
        </text:list-item>
      </text:list>
      <text:p text:style-name="P39"/>
      <text:p text:style-name="P4"/>
      <text:p text:style-name="P3">סיכם: אראל סגל-הלוי.</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4.2$Linux_X86_64 LibreOffice_project/10$Build-2</meta:generator>
    <dc:date>2019-02-18T08:55:32.417988454</dc:date>
    <meta:editing-duration>P11DT3H33M56S</meta:editing-duration>
    <meta:editing-cycles>1338</meta:editing-cycles>
    <meta:document-statistic meta:table-count="0" meta:image-count="0" meta:object-count="0" meta:page-count="1" meta:paragraph-count="94" meta:word-count="1612" meta:character-count="9544" meta:non-whitespace-character-count="8027"/>
  </office:meta>
</office:document-meta>
</file>